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ＭＳ 明朝1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MS PMincho1" svg:font-family="'MS PMincho'" style:font-pitch="variable"/>
    <style:font-face style:name="ＭＳ 明朝2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name-asian="ＭＳ 明朝2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name-asian="ＭＳ 明朝2" style:font-size-asian="10.5pt" style:font-size-complex="10.5pt"/>
    </style:style>
    <style:style style:name="P3" style:family="paragraph" style:parent-style-name="Standard">
      <style:paragraph-properties style:line-spacing="0.101cm"/>
      <style:text-properties fo:font-size="10.5pt" style:font-name-asian="ＭＳ 明朝2" style:font-size-asian="10.5pt" style:font-size-complex="10.5pt"/>
    </style:style>
    <style:style style:name="P4" style:family="paragraph" style:parent-style-name="Standard">
      <style:paragraph-properties style:line-spacing="0.101cm" fo:text-align="center" style:justify-single-word="false"/>
      <style:text-properties fo:font-size="10.5pt" style:font-name-asian="ＭＳ 明朝2" style:font-size-asian="10.5pt" style:font-size-complex="10.5pt"/>
    </style:style>
    <style:style style:name="P5" style:family="paragraph" style:parent-style-name="Standard">
      <style:paragraph-properties style:line-spacing="0.101cm"/>
      <style:text-properties fo:font-size="10.5pt" officeooo:paragraph-rsid="00144bb4" style:font-name-asian="ＭＳ 明朝2" style:font-size-asian="10.5pt" style:font-size-complex="10.5pt"/>
    </style:style>
    <style:style style:name="P6" style:family="paragraph" style:parent-style-name="Standard">
      <style:paragraph-properties style:line-spacing="0.101cm"/>
      <style:text-properties fo:font-size="10.5pt" officeooo:paragraph-rsid="0014fb5a" style:font-name-asian="ＭＳ 明朝2" style:font-size-asian="10.5pt" style:font-size-complex="10.5pt"/>
    </style:style>
    <style:style style:name="P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2" style:font-size-asian="10.5pt" style:font-size-complex="10.5pt"/>
    </style:style>
    <style:style style:name="P8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6f5b1" style:font-name-asian="ＭＳ 明朝2" style:font-size-asian="10.5pt" style:font-size-complex="10.5pt"/>
    </style:style>
    <style:style style:name="P9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85065" style:font-name-asian="ＭＳ 明朝2" style:font-size-asian="10.5pt" style:font-size-complex="10.5pt"/>
    </style:style>
    <style:style style:name="P10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e2339" style:font-name-asian="ＭＳ 明朝2" style:font-size-asian="10.5pt" style:font-size-complex="10.5pt"/>
    </style:style>
    <style:style style:name="P11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44bb4" style:font-name-asian="ＭＳ 明朝2" style:font-size-asian="10.5pt" style:font-size-complex="10.5pt"/>
    </style:style>
    <style:style style:name="P12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40fff" style:font-name-asian="ＭＳ 明朝2" style:font-size-asian="10.5pt" style:font-size-complex="10.5pt"/>
    </style:style>
    <style:style style:name="P13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6fb99" style:font-name-asian="ＭＳ 明朝2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size="10.5pt" officeooo:rsid="0010c1d1" officeooo:paragraph-rsid="0010c1d1" style:font-name-asian="ＭＳ 明朝2" style:font-size-asian="10.5pt" style:font-size-complex="10.5pt"/>
    </style:style>
    <style:style style:name="P15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16" style:family="paragraph" style:parent-style-name="Standard">
      <style:paragraph-properties style:line-spacing="0.101cm"/>
      <style:text-properties style:font-name="HG丸ｺﾞｼｯｸM-PRO" fo:font-size="15pt" officeooo:paragraph-rsid="00126ce3" style:font-name-asian="HG丸ｺﾞｼｯｸM-PRO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ＭＳ ゴシック" fo:font-size="14pt" officeooo:paragraph-rsid="00140fff" style:font-name-asian="ＭＳ ゴシック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ＭＳ ゴシック" fo:font-size="10.5pt" style:font-name-asian="ＭＳ 明朝2" style:font-size-asian="10.5pt" style:language-asian="ja" style:country-asian="JP" style:font-size-complex="10.5pt"/>
    </style:style>
    <style:style style:name="P21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ＭＳ ゴシック" fo:font-size="10.5pt" officeooo:paragraph-rsid="000e2339" style:font-name-asian="ＭＳ 明朝2" style:font-size-asian="10.5pt" style:language-asian="ja" style:country-asian="JP" style:font-size-complex="10.5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ＭＳ 明朝1" fo:font-size="10pt" officeooo:paragraph-rsid="00144bb4" style:font-name-asian="ＭＳ 明朝1" style:font-size-asian="10pt" style:font-size-complex="10pt"/>
    </style:style>
    <style:style style:name="P2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officeooo:paragraph-rsid="0016fb99"/>
    </style:style>
    <style:style style:name="P25" style:family="paragraph" style:parent-style-name="Table_20_Contents">
      <style:paragraph-properties fo:text-align="start" style:justify-single-word="false"/>
      <style:text-properties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size-complex="10.5pt"/>
    </style:style>
    <style:style style:name="P27" style:family="paragraph" style:parent-style-name="Standard">
      <style:paragraph-properties fo:text-align="end" style:justify-single-word="false" fo:break-before="page"/>
      <style:text-properties fo:font-size="10.5pt" style:font-name-asian="ＭＳ 明朝2" style:font-size-asian="10.5pt" style:font-size-complex="10.5pt"/>
    </style:style>
    <style:style style:name="P28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ＭＳ ゴシック" fo:font-size="10.5pt" style:text-underline-style="solid" style:text-underline-width="auto" style:text-underline-color="font-color" officeooo:paragraph-rsid="0006f5b1" style:font-name-asian="ＭＳ ゴシック" style:font-size-asian="10.5pt" style:font-size-complex="10.5pt"/>
    </style:style>
    <style:style style:name="P29" style:family="paragraph" style:parent-style-name="Standard" style:master-page-name="Standard">
      <style:paragraph-properties style:line-spacing="0.101cm" style:page-number="auto"/>
      <style:text-properties style:font-name="HGｺﾞｼｯｸE" fo:font-size="11pt" style:font-name-asian="HGｺﾞｼｯｸE" style:font-size-asian="11pt" style:font-size-complex="11pt"/>
    </style:style>
    <style:style style:name="P30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ゴシック" style:font-size-asian="10.5pt" style:font-size-complex="10.5pt"/>
    </style:style>
    <style:style style:name="P31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ゴシック" fo:font-size="10.5pt" officeooo:paragraph-rsid="00085065" style:font-name-asian="ＭＳ ゴシック" style:font-size-asian="10.5pt" style:font-size-complex="10.5pt"/>
    </style:style>
    <style:style style:name="P32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明朝2" officeooo:paragraph-rsid="00085065" style:font-name-asian="ＭＳ 明朝2"/>
    </style:style>
    <style:style style:name="P33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明朝2" fo:font-size="10.5pt" officeooo:paragraph-rsid="00085065" style:font-name-asian="ＭＳ 明朝2" style:font-size-asian="10.5pt" style:font-size-complex="10.5pt"/>
    </style:style>
    <style:style style:name="P34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明朝2" fo:font-size="10.5pt" officeooo:rsid="00085065" officeooo:paragraph-rsid="00085065" style:font-name-asian="ＭＳ 明朝2" style:font-size-asian="10.5pt" style:font-size-complex="10.5pt"/>
    </style:style>
    <style:style style:name="P35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officeooo:paragraph-rsid="00085065"/>
    </style:style>
    <style:style style:name="P36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officeooo:paragraph-rsid="001a6d9e"/>
    </style:style>
    <style:style style:name="P37" style:family="paragraph">
      <style:paragraph-properties fo:margin-top="0cm" fo:margin-bottom="0cm" fo:line-height="100%" fo:text-align="center"/>
    </style:style>
    <style:style style:name="P38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ＭＳ ゴシック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style:font-name-asian="ＭＳ 明朝2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ＭＳ 明朝2" fo:font-size="10.5pt" style:font-name-asian="ＭＳ 明朝2" style:font-size-asian="10.5pt" style:font-size-complex="10.5pt"/>
    </style:style>
    <style:style style:name="T7" style:family="text">
      <style:text-properties style:font-name="ＭＳ 明朝2" fo:font-size="10.5pt" officeooo:rsid="00085065" style:font-name-asian="ＭＳ 明朝2" style:font-size-asian="10.5pt" style:font-size-complex="10.5pt"/>
    </style:style>
    <style:style style:name="T8" style:family="text">
      <style:text-properties officeooo:rsid="0008e7f5"/>
    </style:style>
    <style:style style:name="T9" style:family="text">
      <style:text-properties officeooo:rsid="000ae629"/>
    </style:style>
    <style:style style:name="T10" style:family="text">
      <style:text-properties style:font-name="ＭＳ 明朝1" fo:font-size="10pt" style:font-name-asian="ＭＳ 明朝1" style:font-size-asian="10pt" style:font-size-complex="10pt"/>
    </style:style>
    <style:style style:name="T11" style:family="text">
      <style:text-properties officeooo:rsid="00140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-asian="HG丸ｺﾞｼｯｸM-PRO"/>
    </style:style>
    <style:style style:name="T14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text:anchor-type="paragraph" draw:z-index="0" draw:style-name="gr1" draw:text-style-name="P38" svg:width="2.386cm" svg:height="1.592cm" draw:transform="rotate (0.523598775598299) translate (12.7582083333333cm 0.146402777777778cm)"><draw:text-box><text:p text:style-name="P37"><text:span text:style-name="T13"/></text:p><text:p text:style-name="P37"><text:span text:style-name="T14">無料</text:span></text:p></draw:text-box></draw:frame><text:tab/>便利で、簡単！誰もが使えるOpenOffice.org</text:p>
      <text:p text:style-name="P15"><text:tab/>　OpenOffice.org講習会(初級編)</text:p>
      <text:p text:style-name="P16"><text:tab/>　　　表計算ソフト　〜Calc〜</text:p>
      <text:p text:style-name="P6"/>
      <text:p text:style-name="P6"/>
      <text:p text:style-name="P6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3">　そこで、しまねOSS協議会は、県内でOpenOffice.orgのサポートサービスをされている株式会社マツケイから講師をお招きして、OpenOffice.orgの使い方をわかりやすく学ぶ講習会を開催しています。</text:p>
      <text:p text:style-name="P5">　この講習会は、入門編として「Writer」「Calc」「Impress」を、初級編として「Calc」「Writer」を開催しています。今回は、初級編<text:span text:style-name="T1">「Calc」の講習会を開催します。内容は、関数(計算式)の使い方をメインに進めていきますが、OpenOffice.orgが初めての方でも判り易くお教えします。</text:span></text:p>
      <text:p text:style-name="P5">　参加ご希望の方は【申込み方法】のいずれかの方法でお申し込みください。</text:p>
      <text:p text:style-name="P5">　みなさまのご参加をお待ちしています。</text:p>
      <text:p text:style-name="P3"/>
      <text:p text:style-name="P4">記</text:p>
      <text:p text:style-name="P3"/>
      <text:p text:style-name="P11">　日　時<text:tab/>１日目　平成２５年<text:span text:style-name="T11">１２</text:span>月１８日（水）　１８：３０〜２０：００</text:p>
      <text:p text:style-name="P7"><text:tab/>２日目　平成２５年１２月２５日（水）　１８：３０〜２０：００</text:p>
      <text:p text:style-name="P7"><text:tab/>※１日目と２日目の両方で一つの内容となっています。</text:p>
      <text:p text:style-name="P13">　場　所<text:tab/>松江オープンソースラボ</text:p>
      <text:p text:style-name="P24"><text:span text:style-name="T4"><text:tab/>（島根県</text:span>松江市朝日町478-18 松江テルサ別館2階）</text:p>
      <text:p text:style-name="P12">　<text:span text:style-name="T10">内　容<text:tab/>「Calcの概要と関数の使い方」</text:span></text:p>
      <text:p text:style-name="P23"><text:tab/>基本操作、行・列の操作、表の操作、各種関数(計算式)の使い方</text:p>
      <text:p text:style-name="P7">　対象者<text:tab/>パソコンの基本操作ができる方</text:p>
      <text:p text:style-name="P7">　　　　　　　（協議会会員以外の方でもご自由に参加いただけます。）</text:p>
      <text:p text:style-name="P7">　参加費<text:tab/>無料</text:p>
      <text:p text:style-name="P7">　定　員<text:tab/>２０名</text:p>
      <text:p text:style-name="P7">　講　師<text:tab/>株式会社マツケイ　伊藤　葉子氏</text:p>
      <text:p text:style-name="P7">　主　催<text:tab/>しまねOSS協議会</text:p>
      <text:p text:style-name="P7">　その他<text:tab/>（１）ノートパソコンをお持ちの方は当日ご持参ください。お持ちでない方は、お貸し</text:p>
      <text:p text:style-name="P7"><text:tab/>　　　しますので、お申込みの際にご明記ください。</text:p>
      <text:p text:style-name="P8"><text:tab/>（２）この講習はOpenOffice.org3.2以上を対象としております。</text:p>
      <text:p text:style-name="P28">ご持参頂くパソコンにはあらかじめOpenOffice.org3.2以上をインストールしてください。</text:p>
      <text:p text:style-name="P7"/>
      <text:p text:style-name="P7">【<text:span text:style-name="T2">申込み方法】</text:span></text:p>
      <text:p text:style-name="P30"/>
      <text:list xml:id="list6177696532083143349" text:style-name="L3">
        <text:list-item>
          <text:p text:style-name="P31">インターネットでお申し込み</text:p>
          <text:p text:style-name="P32"><text:span text:style-name="T3">しまねOSS協議会ウェブサイトの</text:span><text:span text:style-name="T5">「</text:span><text:span text:style-name="T12">OpenOffice.org講習会の申し込みはこちらから！」</text:span>というリンクをたどってお申し込みください。</text:p>
          <text:p text:style-name="P35"><text:span text:style-name="T6">【しまねOSS協議会ウェブサイトURL】</text:span><text:a xlink:type="simple" xlink:href="http://www.shimane-oss.org/"><text:span text:style-name="T6">http://www.shimane-oss.org/</text:span></text:a></text:p>
          <text:p text:style-name="P33"/>
        </text:list-item>
        <text:list-item>
          <text:p text:style-name="P31">電子メールでお申し込み</text:p>
          <text:p text:style-name="P36"><text:span text:style-name="T6">お名前（ふりがな）、ご連絡先電話番号、メールアドレス、パソコン貸出の必要／不要をご記入の上、</text:span><text:a xlink:type="simple" xlink:href="mailto:info@shimane-oss.org"><text:span text:style-name="T6">info@shimane-oss.org</text:span></text:a><text:span text:style-name="T6"> </text:span><text:span text:style-name="T7">へメールをお送りください。</text:span></text:p>
          <text:p text:style-name="P34"/>
        </text:list-item>
        <text:list-item>
          <text:p text:style-name="P31">FAXでお申し込み</text:p>
          <text:p text:style-name="P33">別紙の参加申込書にご記入の上、以下のFAX番号までお送りください。</text:p>
          <text:p text:style-name="P33">【ＦＡＸ番号】０８５２−２８−９３９８</text:p>
        </text:list-item>
      </text:list>
      <text:p text:style-name="P1"/>
      <text:p text:style-name="P1"><text:tab/><text:tab/><text:tab/><text:tab/>【お問い合わせ】</text:p>
      <text:p text:style-name="P7"><text:s text:c="2"/><text:tab/><text:tab/><text:tab/>　しまねOSS協議会事務局<text:span text:style-name="T8">（(</text:span>株<text:span text:style-name="T8">)</text:span>ネットワーク応用通信研究所内）</text:p>
      <text:p text:style-name="P9"><text:s text:c="4"/><text:tab/><text:tab/><text:tab/>　メール：info@shimane-oss.org</text:p>
      <text:p text:style-name="P9"><text:s text:c="4"/><text:tab/><text:tab/><text:tab/>　電話：０８５２−２８−９２９８／FAX：０８５２−２８−９３９８</text:p>
      <text:p text:style-name="P27">[別紙]</text:p>
      <text:p text:style-name="P2">しまねOSS協議会　事務局　行</text:p>
      <text:p text:style-name="P14"><text:s/>FAX番号　0852-28-9398</text:p>
      <text:p text:style-name="P2"/>
      <text:p text:style-name="P2"/>
      <text:p text:style-name="P17">OpenOffice.org講習会(初級編)</text:p>
      <text:p text:style-name="P18">表計算ソフト　〜Calc〜</text:p>
      <text:p text:style-name="P17"/>
      <text:p text:style-name="P19">参加申込書</text:p>
      <text:p text:style-name="P20"/>
      <text:p text:style-name="P10"><text:tab/>日時<text:tab/>１日目:平成２５年<text:span text:style-name="T9">１２</text:span>月１８日（水）１８：３０〜２０：００</text:p>
      <text:p text:style-name="P21"><text:tab/><text:tab/>２日目:平成２５年１２月２５日（水）１８：３０〜２０：００</text:p>
      <text:p text:style-name="P2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26">お名前</text:p>
          </table:table-cell>
          <table:table-cell table:style-name="表1.B1" office:value-type="string">
            <text:p text:style-name="P25"/>
          </table:table-cell>
        </table:table-row>
        <table:table-row table:style-name="表1.1">
          <table:table-cell table:style-name="表1.A2" office:value-type="string">
            <text:p text:style-name="P26">お名前(ふりがな)</text:p>
          </table:table-cell>
          <table:table-cell table:style-name="表1.B2" office:value-type="string">
            <text:p text:style-name="P25"/>
          </table:table-cell>
        </table:table-row>
        <table:table-row table:style-name="表1.1">
          <table:table-cell table:style-name="表1.A2" office:value-type="string">
            <text:p text:style-name="P26">ご連絡先(電話番号)</text:p>
          </table:table-cell>
          <table:table-cell table:style-name="表1.B2" office:value-type="string">
            <text:p text:style-name="P25">　　　　　　—　　　　　　　—　　　　　</text:p>
          </table:table-cell>
        </table:table-row>
        <table:table-row table:style-name="表1.1">
          <table:table-cell table:style-name="表1.A2" office:value-type="string">
            <text:p text:style-name="P26">メールアドレス</text:p>
          </table:table-cell>
          <table:table-cell table:style-name="表1.B2" office:value-type="string">
            <text:p text:style-name="P25"/>
          </table:table-cell>
        </table:table-row>
        <table:table-row table:style-name="表1.1">
          <table:table-cell table:style-name="表1.A2" office:value-type="string">
            <text:p text:style-name="P26">パソコン貸出</text:p>
          </table:table-cell>
          <table:table-cell table:style-name="表1.B2" office:value-type="string">
            <text:p text:style-name="P26">必要　　・　　不要</text:p>
          </table:table-cell>
        </table:table-row>
      </table:table>
      <text:p text:style-name="P2"/>
      <text:p text:style-name="P2"/>
      <text:p text:style-name="P2">＊　本講習会への申込書に記載された内容は、講習会の開催に関連することにおいてのみ使用し、</text:p>
      <text:p text:style-name="P2">　　それ以外の目的には一切使用致しません。</text:p>
      <text:p text:style-name="P2"/>
      <text:p text:style-name="P22"><text:a xlink:type="simple" xlink:href="http://os4openoffice.doorkeeper.jp/events/22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ＭＳ 明朝1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MS PMincho1" svg:font-family="'MS PMincho'" style:font-pitch="variable"/>
    <style:font-face style:name="ＭＳ 明朝2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3M44S</meta:editing-duration>
    <meta:editing-cycles>55</meta:editing-cycles>
    <meta:generator>LibreOffice/4.1.2.3$MacOSX_x86 LibreOffice_project/40b2d7fde7e8d2d7bc5a449dc65df4d08a7dd38</meta:generator>
    <dc:date>2013-10-30T20:17:53.602629000</dc:date>
    <meta:print-date>2013-10-28T13:42:29.208887000</meta:print-date>
    <meta:document-statistic meta:table-count="1" meta:image-count="0" meta:object-count="0" meta:page-count="2" meta:paragraph-count="56" meta:word-count="1243" meta:character-count="1657" meta:non-whitespace-character-count="1536"/>
    <meta:template xlink:type="simple" xlink:actuate="onRequest" xlink:title="無題" xlink:href="../無題.ott" meta:date="2010-03-20T17:29:56"/>
  </office:meta>
</office:document-meta>
</file>